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style:font-name="Arial" fo:font-weight="bold" style:font-weight-asian="bold" style:font-weight-complex="bold" fo:font-size="16pt" style:font-size-asian="16pt" style:font-size-complex="16pt"/>
    </style:style>
    <style:style style:name="P2" style:parent-style-name="Standaard" style:family="paragraph">
      <style:text-properties style:font-name="Arial" fo:font-weight="bold" style:font-weight-asian="bold" style:font-weight-complex="bold" fo:font-size="16pt" style:font-size-asian="16pt" style:font-size-complex="16pt"/>
    </style:style>
    <style:style style:name="P3" style:parent-style-name="Standaard" style:family="paragraph">
      <style:text-properties style:font-name="Arial" fo:font-weight="bold" style:font-weight-asian="bold" style:font-weight-complex="bold" fo:font-size="14pt" style:font-size-asian="14pt" style:font-size-complex="14pt"/>
    </style:style>
    <style:style style:name="P4" style:parent-style-name="Lijstalinea" style:list-style-name="LFO5" style:family="paragraph">
      <style:text-properties style:font-name="Arial"/>
    </style:style>
    <style:style style:name="P5" style:parent-style-name="Standaard" style:family="paragraph">
      <style:text-properties style:font-name="Arial"/>
    </style:style>
    <style:style style:name="P6" style:parent-style-name="Lijstalinea" style:list-style-name="LFO4" style:family="paragraph">
      <style:text-properties style:font-name="Arial"/>
    </style:style>
    <style:style style:name="P7" style:parent-style-name="Standaard" style:family="paragraph">
      <style:text-properties style:font-name="Arial"/>
    </style:style>
    <style:style style:name="P8" style:parent-style-name="Lijstalinea" style:list-style-name="LFO4" style:family="paragraph">
      <style:text-properties style:font-name="Arial"/>
    </style:style>
    <style:style style:name="P9" style:parent-style-name="Standaard" style:family="paragraph">
      <style:text-properties style:font-name="Arial"/>
    </style:style>
    <style:style style:name="P10" style:parent-style-name="Standaard" style:family="paragraph">
      <style:text-properties style:font-name="Arial"/>
    </style:style>
    <style:style style:name="P11" style:parent-style-name="Standaard" style:family="paragraph">
      <style:text-properties style:font-name="Arial" fo:font-weight="bold" style:font-weight-asian="bold" style:font-weight-complex="bold" fo:font-size="14pt" style:font-size-asian="14pt" style:font-size-complex="14pt"/>
    </style:style>
    <style:style style:name="P12" style:parent-style-name="Lijstalinea" style:list-style-name="LFO5" style:family="paragraph">
      <style:text-properties style:font-name="Arial"/>
    </style:style>
    <style:style style:name="P13" style:parent-style-name="Standaard" style:family="paragraph">
      <style:text-properties style:font-name="Arial"/>
    </style:style>
    <style:style style:name="P14" style:parent-style-name="Lijstalinea" style:list-style-name="LFO4" style:family="paragraph">
      <style:text-properties style:font-name="Arial"/>
    </style:style>
    <style:style style:name="P15" style:parent-style-name="Standaard" style:family="paragraph">
      <style:text-properties style:font-name="Arial"/>
    </style:style>
    <style:style style:name="P16" style:parent-style-name="Lijstalinea" style:list-style-name="LFO4" style:family="paragraph">
      <style:text-properties style:font-name="Arial"/>
    </style:style>
    <style:style style:name="T17" style:parent-style-name="Standaardalinea-lettertype" style:family="text">
      <style:text-properties style:font-name="Arial"/>
    </style:style>
    <style:style style:name="T18" style:parent-style-name="Standaardalinea-lettertype" style:family="text">
      <style:text-properties style:font-name="Arial" fo:font-style="italic" style:font-style-asian="italic" style:font-style-complex="italic"/>
    </style:style>
    <style:style style:name="T19" style:parent-style-name="Standaardalinea-lettertype" style:family="text">
      <style:text-properties style:font-name="Arial"/>
    </style:style>
    <style:style style:name="P20" style:parent-style-name="Standaard" style:family="paragraph">
      <style:text-properties style:font-name="Arial"/>
    </style:style>
    <style:style style:name="P21" style:parent-style-name="Standaard" style:family="paragraph">
      <style:text-properties style:font-name="Arial" fo:font-weight="bold" style:font-weight-asian="bold" style:font-weight-complex="bold" fo:font-size="14pt" style:font-size-asian="14pt" style:font-size-complex="14pt"/>
    </style:style>
    <style:style style:name="P22" style:parent-style-name="Lijstalinea" style:list-style-name="LFO4" style:family="paragraph">
      <style:text-properties style:font-name="Arial"/>
    </style:style>
    <style:style style:name="P23" style:parent-style-name="Standaard" style:family="paragraph">
      <style:text-properties style:font-name="Arial"/>
    </style:style>
    <style:style style:name="P24" style:parent-style-name="Standaard" style:family="paragraph">
      <style:text-properties style:font-name="Arial"/>
    </style:style>
    <style:style style:name="P25" style:parent-style-name="Standaard" style:family="paragraph">
      <style:text-properties style:font-name="Arial"/>
    </style:style>
    <style:style style:name="P26" style:parent-style-name="Lijstalinea" style:list-style-name="LFO4" style:family="paragraph">
      <style:text-properties style:font-name="Arial"/>
    </style:style>
    <style:style style:name="P27" style:parent-style-name="Standaard" style:family="paragraph">
      <style:text-properties style:font-name="Arial"/>
    </style:style>
    <style:style style:name="P28" style:parent-style-name="Lijstalinea" style:list-style-name="LFO4" style:family="paragraph">
      <style:text-properties style:font-name="Arial"/>
    </style:style>
    <style:style style:name="P29" style:parent-style-name="Standaard" style:family="paragraph">
      <style:text-properties style:font-name="Arial"/>
    </style:style>
    <style:style style:name="P30" style:parent-style-name="Standaard" style:list-style-name="LFO2" style:family="paragraph">
      <style:text-properties style:font-name="Arial"/>
    </style:style>
    <style:style style:name="P31" style:parent-style-name="Standaard" style:list-style-name="LFO2" style:family="paragraph">
      <style:text-properties style:font-name="Arial"/>
    </style:style>
    <style:style style:name="P32" style:parent-style-name="Standaard" style:list-style-name="LFO2" style:family="paragraph">
      <style:text-properties style:font-name="Arial"/>
    </style:style>
    <style:style style:name="P33" style:parent-style-name="Standaard" style:list-style-name="LFO2" style:family="paragraph">
      <style:text-properties style:font-name="Arial"/>
    </style:style>
    <style:style style:name="P34" style:parent-style-name="Standaard" style:family="paragraph">
      <style:text-properties style:font-name="Arial"/>
    </style:style>
    <style:style style:name="P35" style:parent-style-name="Lijstalinea" style:list-style-name="LFO4" style:family="paragraph">
      <style:text-properties style:font-name="Arial"/>
    </style:style>
    <style:style style:name="P36" style:parent-style-name="Standaard" style:family="paragraph">
      <style:text-properties style:font-name="Arial"/>
    </style:style>
    <style:style style:name="P37" style:parent-style-name="Standaard" style:family="paragraph">
      <style:text-properties style:font-name="Arial"/>
    </style:style>
  </office:automatic-styles>
  <office:body>
    <office:text text:use-soft-page-breaks="true">
      <text:p text:style-name="P1">Validatiedocument – Online Parfum Webshop met AI‑Chatbot</text:p>
      <text:p text:style-name="P2"/>
      <text:p text:style-name="P3">1. Positieve bevindingen</text:p>
      <text:list text:style-name="LFO5" text:continue-numbering="true">
        <text:list-item>
          <text:p text:style-name="P4">Gebruiksvriendelijkheid</text:p>
        </text:list-item>
      </text:list>
      <text:p text:style-name="P5">Gebruikers gaven aan dat de webshop eenvoudig te gebruiken is. De navigatie is duidelijk, de interface voelt logisch aan en de combinatie van filters en chatbot maakt het zoeken naar parfums toegankelijk.</text:p>
      <text:list text:style-name="LFO4" text:continue-numbering="true">
        <text:list-item>
          <text:p text:style-name="P6">Rol van de AI‑chatbot</text:p>
        </text:list-item>
      </text:list>
      <text:p text:style-name="P7">De AI handelde overtuigend binnen zijn rol als parfumadviseur. De antwoorden waren relevant, vriendelijk en afgestemd op de input van de gebruiker. De chatbot gaf een prettige eerste indruk en droeg bij aan de sfeer van de webshop.</text:p>
      <text:list text:style-name="LFO4" text:continue-numbering="true">
        <text:list-item>
          <text:p text:style-name="P8"><text:s/>Bestelproces</text:p>
        </text:list-item>
      </text:list>
      <text:p text:style-name="P9">Het bestelproces werd als simpel en overzichtelijk ervaren. Gebruikers konden zonder problemen een parfum selecteren, toevoegen aan de winkelwagen en afrekenen.</text:p>
      <text:p text:style-name="P10"/>
      <text:p text:style-name="P11">2. Verbeteringen die zijn doorgevoerd na validatie</text:p>
      <text:list text:style-name="LFO5" text:continue-numbering="true">
        <text:list-item>
          <text:p text:style-name="P12">AI raadt niet langer automatisch producten aan</text:p>
        </text:list-item>
      </text:list>
      <text:p text:style-name="P13">Tijdens de eerste testversie gaf de AI soms te snel of te vaak productaanbevelingen. Dit is aangepast: de chatbot wacht nu op voldoende context of een expliciete vraag voordat er een parfum wordt voorgesteld.</text:p>
      <text:list text:style-name="LFO4" text:continue-numbering="true">
        <text:list-item>
          <text:p text:style-name="P14"><text:s/>Lijstweergave bij meerdere aanbevelingen</text:p>
        </text:list-item>
      </text:list>
      <text:p text:style-name="P15">Wanneer de AI twee of meer parfums aanbeveelt, worden deze nu overzichtelijk in een lijstje weergegeven. Dit voorkomt verwarring en maakt het vergelijken eenvoudiger.</text:p>
      <text:list text:style-name="LFO4" text:continue-numbering="true">
        <text:list-item>
          <text:p text:style-name="P16">Redeneringen toegevoegd aan AI‑antwoorden</text:p>
        </text:list-item>
      </text:list>
      <text:p text:style-name="Standaard"><text:span text:style-name="T17">De AI legt nu uit<text:s/></text:span><text:span text:style-name="T18">waarom</text:span><text:span text:style-name="T19"><text:s/>een bepaald parfum wordt aanbevolen. Dit verhoogt de transparantie en helpt gebruikers beter begrijpen hoe de aanbeveling tot stand komt.</text:span></text:p>
      <text:p text:style-name="P20"/>
      <text:p text:style-name="P21">3. Verbeterpunten die nog openstaan</text:p>
      <text:list text:style-name="LFO4" text:continue-numbering="true">
        <text:list-item>
          <text:p text:style-name="P22">Chat kan niet terugkoppelen op oudere berichten</text:p>
        </text:list-item>
      </text:list>
      <text:p text:style-name="P23">Gebruikers en de docent gaven aan dat het niet mogelijk is om door te vragen op eerdere antwoorden van de chatbot. Dit beperkt de diepgang van het gesprek. Een verbeterde conversatiegeschiedenis of contextbewustzijn zou dit oplossen.</text:p>
      <text:p text:style-name="P24"/>
      <text:p text:style-name="P25"/>
      <text:soft-page-break/>
      <text:list text:style-name="LFO4" text:continue-numbering="true">
        <text:list-item>
          <text:p text:style-name="P26"><text:s/>Bestelgeschiedenis</text:p>
        </text:list-item>
      </text:list>
      <text:p text:style-name="P27">Een veelgenoemd punt was het ontbreken van een bestelgeschiedenis. Gebruikers willen eerdere aankopen kunnen terugzien, bijvoorbeeld om opnieuw te bestellen of om voorkeuren te onthouden.</text:p>
      <text:list text:style-name="LFO4" text:continue-numbering="true">
        <text:list-item>
          <text:p text:style-name="P28">Uitgebreidere filteropties</text:p>
        </text:list-item>
      </text:list>
      <text:p text:style-name="P29">Hoewel de huidige filters goed werken, is er behoefte aan meer specifieke selectiemogelijkheden, zoals:</text:p>
      <text:list text:style-name="LFO2" text:continue-numbering="true">
        <text:list-item>
          <text:p text:style-name="P30">gender</text:p>
        </text:list-item>
        <text:list-item>
          <text:p text:style-name="P31">leeftijdscategorie</text:p>
        </text:list-item>
        <text:list-item>
          <text:p text:style-name="P32">geurprofiel</text:p>
        </text:list-item>
        <text:list-item>
          <text:p text:style-name="P33">gelegenheid</text:p>
        </text:list-item>
      </text:list>
      <text:p text:style-name="P34">Dit zou de zoekervaring verder personaliseren.</text:p>
      <text:list text:style-name="LFO4" text:continue-numbering="true">
        <text:list-item>
          <text:p text:style-name="P35"><text:s/>Efficiënter omgaan met tokens / AI zonder limiet</text:p>
        </text:list-item>
      </text:list>
      <text:p text:style-name="P36">De huidige AI‑implementatie gebruikt relatief veel tokens en heeft een limiet. Een optimalisatie van prompts of overstap naar een model zonder tokenlimiet zou de prestaties verbeteren en kosten verlagen.</text:p>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asian="Times New Roman" style:font-name-complex="Times New Roman" fo:color="#2F5496"/>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ppenbrouwers,Ruben R.R.M.</meta:initial-creator>
    <dc:creator>Hoppenbrouwers,Ruben R.R.M.</dc:creator>
    <meta:creation-date>2026-01-16T13:24:00Z</meta:creation-date>
    <dc:date>2026-01-21T20:25:00Z</dc:date>
    <meta:template xlink:href="Normal" xlink:type="simple"/>
    <meta:editing-cycles>2</meta:editing-cycles>
    <meta:editing-duration>PT423480S</meta:editing-duration>
    <meta:document-statistic meta:page-count="2" meta:paragraph-count="4" meta:word-count="380" meta:character-count="2471" meta:row-count="17" meta:non-whitespace-character-count="2095"/>
  </office:meta>
</office:document-meta>
</file>